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background-color="#ffff00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02329c" officeooo:paragraph-rsid="0002329c"/>
    </style:style>
    <style:style style:name="P5" style:family="paragraph" style:parent-style-name="Standard">
      <style:text-properties style:font-name="Arial" officeooo:rsid="0002329c" officeooo:paragraph-rsid="0002329c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02329c" officeooo:paragraph-rsid="0002329c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029320" officeooo:paragraph-rsid="00029320"/>
    </style:style>
    <style:style style:name="P10" style:family="paragraph" style:parent-style-name="Text_20_body">
      <style:paragraph-properties fo:text-align="center" style:justify-single-word="false"/>
      <style:text-properties style:font-name="Ari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) Riesgos asociados a los ODS</text:p>
      <text:p text:style-name="P1"/>
      <text:p text:style-name="P1">En el ejercicio anterior identificamos los ODS asociados a nuestra actividad profesional, ahora lo que haremos es realizar un análisis de impacto como el que hicimos en clase. Para hacer el análisis parte de tu perfil profesional y sigue los pasos que vimos en el ejemplo:</text:p>
      <text:p text:style-name="P1"/>
      <text:p text:style-name="P3">Identificación y análisis de los riesgos asociados a tu perfil profesional.</text:p>
      <text:p text:style-name="P3"/>
      <text:p text:style-name="P3">Análisis de los efectos de los impactos medioambientales analizados.</text:p>
      <text:p text:style-name="P3"/>
      <text:p text:style-name="P3">Determinación de un mapa de riesgos asociados a nuestra profesión.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2">B) Oportunidades</text:p>
      <text:p text:style-name="P1"/>
      <text:p text:style-name="P1">Una de las oportunidades surgidas de los ODS son en empleos verdes. Visualiza este vídeo y después responde a las siguientes preguntas:</text:p>
      <text:p text:style-name="P1"/>
      <text:p text:style-name="P3">¿Qué características tienen los empleos verdes?</text:p>
      <text:p text:style-name="P1"/>
      <text:p text:style-name="P5">Son empleos decentes que contribuyen a preservar y restaurar el medio ambiente ya sea en los sectores tradicionales como la manufactura o la construcción o en nuevos sectores emergentes como las energías renovables y la eficiencia energética.</text:p>
      <text:p text:style-name="P5"/>
      <text:p text:style-name="P5">Algunas de las caracteristicas son:</text:p>
      <text:p text:style-name="P5"/>
      <text:p text:style-name="P5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Contribución ambiental</text:p>
          </table:table-cell>
          <table:table-cell table:style-name="Tabla1.B1" office:value-type="string">
            <text:p text:style-name="P7">Promueve la proteccion del medio ambiente</text:p>
          </table:table-cell>
        </table:table-row>
        <table:table-row>
          <table:table-cell table:style-name="Tabla1.A2" office:value-type="string">
            <text:p text:style-name="P7">Sostenibilidad</text:p>
          </table:table-cell>
          <table:table-cell table:style-name="Tabla1.B2" office:value-type="string">
            <text:p text:style-name="P7">Fomenta el uso eficiente de recursos y la reduccion de emisiones, residuos y contaminacion</text:p>
          </table:table-cell>
        </table:table-row>
        <table:table-row>
          <table:table-cell table:style-name="Tabla1.A2" office:value-type="string">
            <text:p text:style-name="P7">Impacto social positivo</text:p>
          </table:table-cell>
          <table:table-cell table:style-name="Tabla1.B2" office:value-type="string">
            <text:p text:style-name="P8">Mejora condiciones laborales y favorece la inclusión social </text:p>
          </table:table-cell>
        </table:table-row>
        <table:table-row>
          <table:table-cell table:style-name="Tabla1.A2" office:value-type="string">
            <text:p text:style-name="P7">Adaptacion climatica</text:p>
          </table:table-cell>
          <table:table-cell table:style-name="Tabla1.B2" office:value-type="string">
            <text:p text:style-name="P10">Apoya acciones frente al cambio climático</text:p>
          </table:table-cell>
        </table:table-row>
        <table:table-row>
          <table:table-cell table:style-name="Tabla1.A2" office:value-type="string">
            <text:p text:style-name="P7">Innovacion</text:p>
          </table:table-cell>
          <table:table-cell table:style-name="Tabla1.B2" office:value-type="string">
            <text:p text:style-name="P8">Integra prácticas sostenibles en diversos sectores productivos</text:p>
          </table:table-cell>
        </table:table-row>
      </table:table>
      <text:p text:style-name="P5"/>
      <text:p text:style-name="P1"/>
      <text:p text:style-name="P3">¿Cuál debe de ser la base de una transición justa?</text:p>
      <text:p text:style-name="P3"/>
      <text:p text:style-name="P3"/>
      <text:p text:style-name="P3"/>
      <text:p text:style-name="P3"/>
      <text:p text:style-name="P6"><text:soft-page-break/>La base de una transición justa radica en asegurar que el proceso de cambio hacia economías sostenibles y bajas en carbono sea inclusivo, equitativo y beneficioso para todos.</text:p>
      <text:p text:style-name="P6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8">Protección Social y Derechos Laborales</text:p>
          </table:table-cell>
          <table:table-cell table:style-name="Tabla2.B1" office:value-type="string">
            <text:p text:style-name="P8">Garantizar condiciones laborales justas, acceso a beneficios sociales y la protección de los derechos de los trabajadores</text:p>
          </table:table-cell>
        </table:table-row>
        <table:table-row>
          <table:table-cell table:style-name="Tabla2.A2" office:value-type="string">
            <text:p text:style-name="P9">Dialogo Social</text:p>
          </table:table-cell>
          <table:table-cell table:style-name="Tabla2.B2" office:value-type="string">
            <text:p text:style-name="P8">Este diálogo permite diseñar políticas que respondan a las necesidades reales de todos los actores involucrados</text:p>
          </table:table-cell>
        </table:table-row>
        <table:table-row>
          <table:table-cell table:style-name="Tabla2.A2" office:value-type="string">
            <text:p text:style-name="P8">Creación de Oportunidades Económicas</text:p>
          </table:table-cell>
          <table:table-cell table:style-name="Tabla2.B2" office:value-type="string">
            <text:p text:style-name="P8">Promover la generación de empleos verdes de calidad que apoyen el desarrollo económico sostenible</text:p>
          </table:table-cell>
        </table:table-row>
        <table:table-row>
          <table:table-cell table:style-name="Tabla2.A2" office:value-type="string">
            <text:p text:style-name="P9">Inclusion y Equidad</text:p>
          </table:table-cell>
          <table:table-cell table:style-name="Tabla2.B2" office:value-type="string">
            <text:p text:style-name="P8">Priorizar la atención a los grupos más vulnerables o marginados</text:p>
          </table:table-cell>
        </table:table-row>
        <table:table-row>
          <table:table-cell table:style-name="Tabla2.A2" office:value-type="string">
            <text:p text:style-name="P8">Planificación y Estrategias a Largo Plazo </text:p>
          </table:table-cell>
          <table:table-cell table:style-name="Tabla2.B2" office:value-type="string">
            <text:p text:style-name="P8">Implementar políticas bien diseñadas, basadas en estudios de impacto </text:p>
          </table:table-cell>
        </table:table-row>
        <table:table-row>
          <table:table-cell table:style-name="Tabla2.A2" office:value-type="string">
            <text:p text:style-name="P8">Compromiso Ambiental y Climático </text:p>
          </table:table-cell>
          <table:table-cell table:style-name="Tabla2.B2" office:value-type="string">
            <text:p text:style-name="P8">Adoptar prácticas y tecnologías que no solo reduzcan la huella de carbono </text:p>
          </table:table-cell>
        </table:table-row>
      </table:table>
      <text:p text:style-name="P3"/>
      <text:p text:style-name="P4">Fuentes:</text:p>
      <text:p text:style-name="P4"/>
      <text:p text:style-name="P4"><text:a xlink:type="simple" xlink:href="https://www.ilo.org/es/resource/article/que-es-un-empleo-verde" text:style-name="Internet_20_link" text:visited-style-name="Visited_20_Internet_20_Link">https://www.ilo.org/es/resource/article/que-es-un-empleo-verde</text:a></text:p>
      <text:p text:style-name="P4">https://chatgpt.com/c/6787b690-78c8-800f-b737-7a5c9e9b9b93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3:57:22.599000000</meta:creation-date>
    <dc:date>2025-01-15T14:33:26.692000000</dc:date>
    <meta:editing-duration>PT6M42S</meta:editing-duration>
    <meta:editing-cycles>1</meta:editing-cycles>
    <meta:document-statistic meta:table-count="2" meta:image-count="0" meta:object-count="0" meta:page-count="2" meta:paragraph-count="37" meta:word-count="347" meta:character-count="2438" meta:non-whitespace-character-count="2123"/>
    <meta:generator>LibreOffice/24.2.4.2$Windows_X86_64 LibreOffice_project/51a6219feb6075d9a4c46691dcfe0cd9c4fff3c2</meta:generator>
  </office:meta>
</office:document-meta>
</file>